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1:.H1]))" office:value-type="float" office:value="0" calcext:value-type="float">
            <text:p>0</text:p>
          </table:table-cell>
          <table:table-cell/>
          <table:table-cell table:formula="of:=BIN2HEX(COM.MICROSOFT.CONCAT([.A1:.H1]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2:.H2]))" office:value-type="float" office:value="36" calcext:value-type="float">
            <text:p>36</text:p>
          </table:table-cell>
          <table:table-cell/>
          <table:table-cell table:formula="of:=BIN2HEX(COM.MICROSOFT.CONCAT([.A2:.H2]))" office:value-type="string" office:string-value="24" calcext:value-type="string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3:.H3]))" office:value-type="float" office:value="36" calcext:value-type="float">
            <text:p>36</text:p>
          </table:table-cell>
          <table:table-cell/>
          <table:table-cell table:formula="of:=BIN2HEX(COM.MICROSOFT.CONCAT([.A3:.H3]))" office:value-type="string" office:string-value="24" calcext:value-type="string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4:.H4]))" office:value-type="float" office:value="36" calcext:value-type="float">
            <text:p>36</text:p>
          </table:table-cell>
          <table:table-cell/>
          <table:table-cell table:formula="of:=BIN2HEX(COM.MICROSOFT.CONCAT([.A4:.H4])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DEC(COM.MICROSOFT.CONCAT([.A5:.H5]))" office:value-type="float" office:value="129" calcext:value-type="float">
            <text:p>129</text:p>
          </table:table-cell>
          <table:table-cell/>
          <table:table-cell table:formula="of:=BIN2HEX(COM.MICROSOFT.CONCAT([.A5:.H5]))" office:value-type="string" office:string-value="81" calcext:value-type="string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6:.H6]))" office:value-type="float" office:value="66" calcext:value-type="float">
            <text:p>66</text:p>
          </table:table-cell>
          <table:table-cell/>
          <table:table-cell table:formula="of:=BIN2HEX(COM.MICROSOFT.CONCAT([.A6:.H6]))" office:value-type="string" office:string-value="42" calcext:value-type="string">
            <text:p>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BIN2DEC(COM.MICROSOFT.CONCAT([.A7:.H7]))" office:value-type="float" office:value="60" calcext:value-type="float">
            <text:p>60</text:p>
          </table:table-cell>
          <table:table-cell/>
          <table:table-cell table:formula="of:=BIN2HEX(COM.MICROSOFT.CONCAT([.A7:.H7]))" office:value-type="string" office:string-value="3C" calcext:value-type="string">
            <text:p>3C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BIN2DEC(COM.MICROSOFT.CONCAT([.A8:.H8]))" office:value-type="float" office:value="0" calcext:value-type="float">
            <text:p>0</text:p>
          </table:table-cell>
          <table:table-cell/>
          <table:table-cell table:formula="of:=BIN2HEX(COM.MICROSOFT.CONCAT([.A8:.H8]))" office:value-type="string" office:string-value="0" calcext:value-type="string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DEC(COM.MICROSOFT.CONCAT([.A11:.H11]))" office:value-type="float" office:value="254" calcext:value-type="float">
            <text:p>254</text:p>
          </table:table-cell>
          <table:table-cell/>
          <table:table-cell table:formula="of:=BIN2HEX(COM.MICROSOFT.CONCAT([.A11:.H11])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DEC(COM.MICROSOFT.CONCAT([.A12:.H12]))" office:value-type="float" office:value="253" calcext:value-type="float">
            <text:p>253</text:p>
          </table:table-cell>
          <table:table-cell/>
          <table:table-cell table:formula="of:=BIN2HEX(COM.MICROSOFT.CONCAT([.A12:.H12]))" office:value-type="string" office:string-value="FD" calcext:value-type="string">
            <text:p>FD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DEC(COM.MICROSOFT.CONCAT([.A13:.H13]))" office:value-type="float" office:value="251" calcext:value-type="float">
            <text:p>251</text:p>
          </table:table-cell>
          <table:table-cell/>
          <table:table-cell table:formula="of:=BIN2HEX(COM.MICROSOFT.CONCAT([.A13:.H13]))" office:value-type="string" office:string-value="FB" calcext:value-type="string">
            <text:p>FB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BIN2DEC(COM.MICROSOFT.CONCAT([.A14:.H14]))" office:value-type="float" office:value="247" calcext:value-type="float">
            <text:p>247</text:p>
          </table:table-cell>
          <table:table-cell/>
          <table:table-cell table:formula="of:=BIN2HEX(COM.MICROSOFT.CONCAT([.A14:.H14]))" office:value-type="string" office:string-value="F7" calcext:value-type="string">
            <text:p>F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BIN2DEC(COM.MICROSOFT.CONCAT([.A15:.H15]))" office:value-type="float" office:value="239" calcext:value-type="float">
            <text:p>239</text:p>
          </table:table-cell>
          <table:table-cell/>
          <table:table-cell table:formula="of:=BIN2HEX(COM.MICROSOFT.CONCAT([.A15:.H15]))" office:value-type="string" office:string-value="EF" calcext:value-type="string">
            <text:p>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BIN2DEC(COM.MICROSOFT.CONCAT([.A16:.H16]))" office:value-type="float" office:value="223" calcext:value-type="float">
            <text:p>223</text:p>
          </table:table-cell>
          <table:table-cell/>
          <table:table-cell table:formula="of:=BIN2HEX(COM.MICROSOFT.CONCAT([.A16:.H16]))" office:value-type="string" office:string-value="DF" calcext:value-type="string">
            <text:p>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BIN2DEC(COM.MICROSOFT.CONCAT([.A17:.H17]))" office:value-type="float" office:value="191" calcext:value-type="float">
            <text:p>191</text:p>
          </table:table-cell>
          <table:table-cell/>
          <table:table-cell table:formula="of:=BIN2HEX(COM.MICROSOFT.CONCAT([.A17:.H17]))" office:value-type="string" office:string-value="BF" calcext:value-type="string">
            <text:p>B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BIN2DEC(COM.MICROSOFT.CONCAT([.A18:.H18]))" office:value-type="float" office:value="127" calcext:value-type="float">
            <text:p>127</text:p>
          </table:table-cell>
          <table:table-cell/>
          <table:table-cell table:formula="of:=BIN2HEX(COM.MICROSOFT.CONCAT([.A18:.H18]))" office:value-type="string" office:string-value="7F" calcext:value-type="string">
            <text:p>7F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Decimal</text:p>
          </table:table-cell>
          <table:table-cell/>
          <table:table-cell table:style-name="ce3" office:value-type="string" calcext:value-type="string">
            <text:p>Hexadeci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3:09:39.374603135</meta:creation-date>
    <dc:date>2023-05-14T14:39:15.885235115</dc:date>
    <meta:editing-duration>PT2M7S</meta:editing-duration>
    <meta:editing-cycles>2</meta:editing-cycles>
    <meta:generator>LibreOffice/7.3.7.2$Linux_X86_64 LibreOffice_project/30$Build-2</meta:generator>
    <meta:document-statistic meta:table-count="1" meta:cell-count="164" meta:object-count="0"/>
  </office:meta>
</office:document-meta>
</file>